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思源黑体" svg:font-family="思源黑体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fo:min-height="1.423cm"/>
      <style:paragraph-properties style:writing-mode="lr-tb"/>
    </style:style>
    <style:style style:name="gr2" style:family="graphic" style:parent-style-name="standard">
      <style:graphic-properties fo:min-height="2.13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TOC_20__28_Auto-generated_29_">
      <style:graphic-properties fo:min-height="17.18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TOC_20__28_Auto-generated_29_">
      <style:graphic-properties fo:min-height="16.036cm"/>
      <style:paragraph-properties style:writing-mode="lr-tb"/>
    </style:style>
    <style:style style:name="gr7" style:family="graphic" style:parent-style-name="Breadcrumb_20__28_Auto-generated_29_">
      <style:graphic-properties draw:auto-grow-height="true" draw:auto-grow-width="true" fo:min-height="0.712cm" fo:min-width="2.3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Breadcrumb_20__28_Auto-generated_29_">
      <style:graphic-properties draw:auto-grow-height="true" draw:auto-grow-width="true" fo:min-height="0.712cm" fo:min-width="7.796cm"/>
      <style:paragraph-properties style:writing-mode="lr-tb"/>
    </style:style>
    <style:style style:name="gr10" style:family="graphic" style:parent-style-name="Breadcrumb_20__28_Auto-generated_29_">
      <style:graphic-properties draw:auto-grow-height="true" draw:auto-grow-width="true" fo:min-height="0.712cm" fo:min-width="2.093cm"/>
      <style:paragraph-properties style:writing-mode="lr-tb"/>
    </style:style>
    <style:style style:name="gr11" style:family="graphic" style:parent-style-name="Breadcrumb_20__28_Auto-generated_29_">
      <style:graphic-properties draw:auto-grow-height="true" draw:auto-grow-width="true" fo:min-height="0.712cm" fo:min-width="4.362cm"/>
      <style:paragraph-properties style:writing-mode="lr-tb"/>
    </style:style>
    <style:style style:name="gr12" style:family="graphic" style:parent-style-name="TOC_20__28_Auto-generated_29_">
      <style:graphic-properties fo:min-height="9.573cm"/>
      <style:paragraph-properties style:writing-mode="lr-tb"/>
    </style:style>
    <style:style style:name="gr13" style:family="graphic" style:parent-style-name="Breadcrumb_20__28_Auto-generated_29_">
      <style:graphic-properties draw:auto-grow-height="true" draw:auto-grow-width="true" fo:min-height="0.712cm" fo:min-width="7.161cm"/>
      <style:paragraph-properties style:writing-mode="lr-tb"/>
    </style:style>
    <style:style style:name="gr14" style:family="graphic" style:parent-style-name="Breadcrumb_20__28_Auto-generated_29_">
      <style:graphic-properties draw:auto-grow-height="true" draw:auto-grow-width="true" fo:min-height="0.712cm" fo:min-width="1.65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63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默认-title">
      <style:graphic-properties fo:min-height="2.629cm"/>
      <style:paragraph-properties style:writing-mode="lr-tb"/>
    </style:style>
    <style:style style:name="pr2" style:family="presentation" style:parent-style-name="默认-subtitle">
      <style:graphic-properties draw:fill-color="#ffffff" fo:min-height="9.134cm"/>
      <style:paragraph-properties style:writing-mode="lr-tb"/>
    </style:style>
    <style:style style:name="pr3" style:family="presentation" style:parent-style-name="默认-notes">
      <style:graphic-properties draw:fill-color="#ffffff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aa0000" loext:opacity="100%"/>
    </style:style>
    <style:style style:name="T2" style:family="text">
      <style:text-properties fo:color="#a7a7a7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Title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Author Name</text:p>
          </draw:text-box>
        </draw:frame>
        <draw:frame draw:style-name="gr1" draw:text-style-name="P1" draw:layer="layout" svg:width="3cm" svg:height="1.673cm" svg:x="-6cm" svg:y="3.5cm">
          <draw:text-box>
            <text:p>#bcx 9500</text:p>
          </draw:text-box>
        </draw:frame>
        <draw:frame draw:style-name="gr1" draw:text-style-name="P1" draw:layer="layout" svg:width="3cm" svg:height="1.673cm" svg:x="-5.5cm" svg:y="1.827cm">
          <draw:text-box>
            <text:p>#bcy 420</text:p>
          </draw:text-box>
        </draw:frame>
        <draw:frame draw:style-name="gr1" draw:text-style-name="P1" draw:layer="layout" svg:width="6cm" svg:height="1.673cm" svg:x="-6.5cm" svg:y="0cm">
          <draw:text-box>
            <text:p>#delimit ( ➢ )</text:p>
          </draw:text-box>
        </draw:frame>
        <draw:frame draw:style-name="gr2" draw:text-style-name="P1" draw:layer="layout" svg:width="7.5cm" svg:height="2.384cm" svg:x="-9cm" svg:y="6cm">
          <draw:text-box>
            <text:p>#toccolora aa0000</text:p>
          </draw:text-box>
        </draw:frame>
        <draw:frame draw:style-name="gr2" draw:text-style-name="P1" draw:layer="layout" svg:width="7cm" svg:height="2.384cm" svg:x="-6.5cm" svg:y="10cm">
          <draw:text-box>
            <text:p>#toccolorina a7a7a7</text:p>
          </draw:text-box>
        </draw:frame>
        <draw:frame draw:style-name="gr2" draw:text-style-name="P1" draw:layer="layout" svg:width="7cm" svg:height="2.384cm" svg:x="-8.5cm" svg:y="13.616cm">
          <draw:text-box>
            <text:p>#tocrootexpand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TOC</text:p>
          </draw:text-box>
        </draw:frame>
        <draw:frame draw:style-name="gr4" draw:text-style-name="P1" draw:layer="layout" svg:width="25.199cm" svg:height="17.439cm" svg:x="1.4cm" svg:y="3.685cm">
          <draw:text-box>
            <text:list text:style-name="L1">
              <text:list-item>
                <text:p>1</text:p>
                <text:list>
                  <text:list-item>
                    <text:p>1.1</text:p>
                  </text:list-item>
                  <text:list-item>
                    <text:p>1.2</text:p>
                  </text:list-item>
                </text:list>
              </text:list-item>
              <text:list-item>
                <text:p>2</text:p>
                <text:list>
                  <text:list-item>
                    <text:p>2.1</text:p>
                  </text:list-item>
                  <text:list-item>
                    <text:p>2.2</text:p>
                    <text:list>
                      <text:list-item>
                        <text:p>2.2.1</text:p>
                        <text:list>
                          <text:list-item>
                            <text:p>2.2.1.1</text:p>
                          </text:list-item>
                        </text:list>
                      </text:list-item>
                    </text:list>
                  </text:list-item>
                  <text:list-item>
                    <text:p>2.3</text:p>
                    <text:list>
                      <text:list-item>
                        <text:p>2.3.1</text:p>
                        <text:list>
                          <text:list-item>
                            <text:p>2.3.1.1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3</text:p>
                <text:list>
                  <text:list-item>
                    <text:p>3.1</text:p>
                  </text:list-item>
                </text:list>
              </text:list-item>
              <text:list-item>
                <text:p>4</text:p>
                <text:list>
                  <text:list-item>
                    <text:p>4.1</text:p>
                    <text:list>
                      <text:list-item>
                        <text:p>4.1.1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3" draw:layer="layout" svg:width="4cm" svg:height="0.962cm" svg:x="-4.5cm" svg:y="3cm">
          <draw:text-box>
            <text:p>#toc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1</text:p>
          </draw:text-box>
        </draw:frame>
        <draw:frame draw:style-name="gr6" draw:text-style-name="P1" draw:layer="layout" svg:width="25.199cm" svg:height="16.286cm" svg:x="1.4cm" svg:y="3.685cm">
          <draw:text-box>
            <text:list text:style-name="L1">
              <text:list-item>
                <text:p><text:span text:style-name="T1">1</text:span></text:p>
                <text:list>
                  <text:list-item>
                    <text:p><text:span text:style-name="T2">1.1</text:span></text:p>
                  </text:list-item>
                  <text:list-item>
                    <text:p><text:span text:style-name="T2">1.2</text:span></text:p>
                  </text:list-item>
                </text:list>
              </text:list-item>
              <text:list-item>
                <text:p><text:span text:style-name="T2">2</text:span></text:p>
              </text:list-item>
              <text:list-item>
                <text:p><text:span text:style-name="T2">3</text:span></text:p>
              </text:list-item>
              <text:list-item>
                <text:p><text:span text:style-name="T2">4</text:span></text:p>
              </text:list-item>
            </text:list>
          </draw:text-box>
        </draw:frame>
        <draw:frame draw:style-name="gr5" draw:text-style-name="P3" draw:layer="layout" svg:width="4cm" svg:height="0.962cm" svg:x="-4.5cm" svg:y="3cm">
          <draw:text-box>
            <text:p>#push</text:p>
          </draw:text-box>
        </draw:frame>
        <draw:frame draw:style-name="gr5" draw:text-style-name="P3" draw:layer="layout" svg:width="4cm" svg:height="0.962cm" svg:x="-4.5cm" svg:y="5cm">
          <draw:text-box>
            <text:p>#toc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1.1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ontent</text:p>
              </text:list-item>
            </text:list>
          </draw:text-box>
        </draw:frame>
        <draw:frame draw:style-name="gr5" draw:text-style-name="P3" draw:layer="layout" svg:width="4cm" svg:height="0.962cm" svg:x="-4.5cm" svg:y="2.038cm">
          <draw:text-box>
            <text:p>#push</text:p>
          </draw:text-box>
        </draw:frame>
        <draw:frame draw:style-name="gr7" draw:text-style-name="P1" draw:layer="layout" svg:width="2.805cm" svg:height="0.962cm" svg:x="9.5cm" svg:y="0.42cm">
          <draw:text-box>
            <text:p>1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1.2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ontent</text:p>
              </text:list-item>
            </text:list>
          </draw:text-box>
        </draw:frame>
        <draw:frame draw:style-name="gr5" draw:text-style-name="P3" draw:layer="layout" svg:width="4cm" svg:height="0.962cm" svg:x="-4.5cm" svg:y="3cm">
          <draw:text-box>
            <text:p>#poppush</text:p>
          </draw:text-box>
        </draw:frame>
        <draw:frame draw:style-name="gr7" draw:text-style-name="P1" draw:layer="layout" svg:width="2.805cm" svg:height="0.962cm" svg:x="9.5cm" svg:y="0.42cm">
          <draw:text-box>
            <text:p>1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2</text:p>
          </draw:text-box>
        </draw:frame>
        <draw:frame draw:style-name="gr6" draw:text-style-name="P1" draw:layer="layout" svg:width="25.199cm" svg:height="16.286cm" svg:x="1.4cm" svg:y="3.685cm">
          <draw:text-box>
            <text:list text:style-name="L1">
              <text:list-item>
                <text:p><text:span text:style-name="T2">1</text:span></text:p>
              </text:list-item>
              <text:list-item>
                <text:p><text:span text:style-name="T1">2</text:span></text:p>
                <text:list>
                  <text:list-item>
                    <text:p><text:span text:style-name="T2">2.1</text:span></text:p>
                  </text:list-item>
                  <text:list-item>
                    <text:p><text:span text:style-name="T2">2.2</text:span></text:p>
                    <text:list>
                      <text:list-item>
                        <text:p><text:span text:style-name="T2">2.2.1</text:span></text:p>
                        <text:list>
                          <text:list-item>
                            <text:p><text:span text:style-name="T2">2.2.1.1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2.3</text:span></text:p>
                    <text:list>
                      <text:list-item>
                        <text:p><text:span text:style-name="T2">2.3.1</text:span></text:p>
                        <text:list>
                          <text:list-item>
                            <text:p><text:span text:style-name="T2">2.3.1.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3</text:span></text:p>
              </text:list-item>
              <text:list-item>
                <text:p><text:span text:style-name="T2">4</text:span></text:p>
              </text:list-item>
            </text:list>
          </draw:text-box>
        </draw:frame>
        <draw:frame draw:style-name="gr5" draw:text-style-name="P3" draw:layer="layout" svg:width="4cm" svg:height="0.962cm" svg:x="-4.5cm" svg:y="3cm">
          <draw:text-box>
            <text:p>#pop 2</text:p>
          </draw:text-box>
        </draw:frame>
        <draw:frame draw:style-name="gr5" draw:text-style-name="P3" draw:layer="layout" svg:width="4cm" svg:height="0.962cm" svg:x="-4.5cm" svg:y="4.5cm">
          <draw:text-box>
            <text:p>#push</text:p>
          </draw:text-box>
        </draw:frame>
        <draw:frame draw:style-name="gr5" draw:text-style-name="P3" draw:layer="layout" svg:width="4cm" svg:height="0.962cm" svg:x="-4.5cm" svg:y="5.538cm">
          <draw:text-box>
            <text:p>#toc</text:p>
          </draw:text-box>
        </draw:frame>
        <draw:frame draw:style-name="gr5" draw:text-style-name="P3" draw:layer="layout" svg:width="4cm" svg:height="0.962cm" svg:x="-4.5cm" svg:y="8cm">
          <draw:text-box>
            <text:p>#hidebc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2.1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tent</text:p>
              </text:list-item>
            </text:list>
          </draw:text-box>
        </draw:frame>
        <draw:frame draw:style-name="gr5" draw:text-style-name="P3" draw:layer="layout" svg:width="4cm" svg:height="0.962cm" svg:x="-4.5cm" svg:y="4.5cm">
          <draw:text-box>
            <text:p>#push</text:p>
          </draw:text-box>
        </draw:frame>
        <draw:frame draw:style-name="gr7" draw:text-style-name="P1" draw:layer="layout" svg:width="2.805cm" svg:height="0.962cm" svg:x="9.5cm" svg:y="0.42cm">
          <draw:text-box>
            <text:p>2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2.2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tent</text:p>
              </text:list-item>
            </text:list>
          </draw:text-box>
        </draw:frame>
        <draw:frame draw:style-name="gr5" draw:text-style-name="P3" draw:layer="layout" svg:width="4cm" svg:height="0.962cm" svg:x="-4.5cm" svg:y="4.5cm">
          <draw:text-box>
            <text:p>#poppush</text:p>
          </draw:text-box>
        </draw:frame>
        <draw:frame draw:style-name="gr7" draw:text-style-name="P1" draw:layer="layout" svg:width="2.805cm" svg:height="0.962cm" svg:x="9.5cm" svg:y="0.42cm">
          <draw:text-box>
            <text:p>2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2.2.1.1</text:p>
          </draw:text-box>
        </draw:frame>
        <draw:frame draw:style-name="gr6" draw:text-style-name="P1" draw:layer="layout" svg:width="25.199cm" svg:height="16.286cm" svg:x="1.4cm" svg:y="3.685cm">
          <draw:text-box>
            <text:list text:style-name="L1">
              <text:list-item>
                <text:p><text:span text:style-name="T2">1</text:span></text:p>
              </text:list-item>
              <text:list-item>
                <text:p><text:span text:style-name="T2">2</text:span></text:p>
                <text:list>
                  <text:list-item>
                    <text:p><text:span text:style-name="T2">2.1</text:span></text:p>
                  </text:list-item>
                  <text:list-item>
                    <text:p><text:span text:style-name="T2">2.2</text:span></text:p>
                    <text:list>
                      <text:list-item>
                        <text:p><text:span text:style-name="T2">2.2.1</text:span></text:p>
                        <text:list>
                          <text:list-item>
                            <text:p><text:span text:style-name="T1">2.2.1.1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2.3</text:span></text:p>
                  </text:list-item>
                </text:list>
              </text:list-item>
              <text:list-item>
                <text:p><text:span text:style-name="T2">3</text:span></text:p>
              </text:list-item>
              <text:list-item>
                <text:p><text:span text:style-name="T2">4</text:span></text:p>
              </text:list-item>
            </text:list>
          </draw:text-box>
        </draw:frame>
        <draw:frame draw:style-name="gr8" draw:text-style-name="P3" draw:layer="layout" svg:width="4cm" svg:height="1.673cm" svg:x="-4.5cm" svg:y="4.5cm">
          <draw:text-box>
            <text:p>#push 2.2.1|2.2.1.1</text:p>
          </draw:text-box>
        </draw:frame>
        <draw:frame draw:style-name="gr9" draw:text-style-name="P1" draw:layer="layout" svg:width="8.296cm" svg:height="0.962cm" svg:x="9.5cm" svg:y="0.42cm">
          <draw:text-box>
            <text:p>2 ➢ 2.2 ➢ 2.2.1</text:p>
          </draw:text-box>
        </draw:frame>
        <draw:frame draw:style-name="gr8" draw:text-style-name="P3" draw:layer="layout" svg:width="4cm" svg:height="1.673cm" svg:x="-4.5cm" svg:y="6.827cm">
          <draw:text-box>
            <text:p>#toc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2.3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tent</text:p>
              </text:list-item>
            </text:list>
          </draw:text-box>
        </draw:frame>
        <draw:frame draw:style-name="gr8" draw:text-style-name="P3" draw:layer="layout" svg:width="5.5cm" svg:height="1.673cm" svg:x="-6cm" svg:y="4.5cm">
          <draw:text-box>
            <text:p>#poptopush 1</text:p>
          </draw:text-box>
        </draw:frame>
        <draw:frame draw:style-name="gr10" draw:text-style-name="P1" draw:layer="layout" svg:width="2.593cm" svg:height="0.962cm" svg:x="9.5cm" svg:y="0.42cm">
          <draw:text-box>
            <text:p>2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2.3.1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ontent</text:p>
              </text:list-item>
            </text:list>
          </draw:text-box>
        </draw:frame>
        <draw:frame draw:style-name="gr5" draw:text-style-name="P3" draw:layer="layout" svg:width="3.5cm" svg:height="0.962cm" svg:x="-5.5cm" svg:y="4.5cm">
          <draw:text-box>
            <text:p>#push</text:p>
          </draw:text-box>
        </draw:frame>
        <draw:frame draw:style-name="gr11" draw:text-style-name="P1" draw:layer="layout" svg:width="4.862cm" svg:height="0.962cm" svg:x="9.5cm" svg:y="0.42cm">
          <draw:text-box>
            <text:p>2 ➢ 2.3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2.3.1.1</text:p>
          </draw:text-box>
        </draw:frame>
        <draw:frame draw:style-name="gr12" draw:text-style-name="P1" draw:layer="layout" svg:width="25.199cm" svg:height="9.823cm" svg:x="1.4cm" svg:y="3.685cm">
          <draw:text-box>
            <text:list text:style-name="L1">
              <text:list-item>
                <text:p><text:span text:style-name="T2">1</text:span></text:p>
              </text:list-item>
              <text:list-item>
                <text:p><text:span text:style-name="T2">2</text:span></text:p>
                <text:list>
                  <text:list-item>
                    <text:p><text:span text:style-name="T2">2.1</text:span></text:p>
                  </text:list-item>
                  <text:list-item>
                    <text:p><text:span text:style-name="T2">2.2</text:span></text:p>
                  </text:list-item>
                  <text:list-item>
                    <text:p><text:span text:style-name="T2">2.3</text:span></text:p>
                    <text:list>
                      <text:list-item>
                        <text:p><text:span text:style-name="T2">2.3.1</text:span></text:p>
                        <text:list>
                          <text:list-item>
                            <text:p><text:span text:style-name="T1">2.3.1.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3</text:span></text:p>
              </text:list-item>
              <text:list-item>
                <text:p><text:span text:style-name="T2">4</text:span></text:p>
              </text:list-item>
            </text:list>
          </draw:text-box>
        </draw:frame>
        <draw:frame draw:style-name="gr5" draw:text-style-name="P3" draw:layer="layout" svg:width="4.5cm" svg:height="0.962cm" svg:x="-7cm" svg:y="5cm">
          <draw:text-box>
            <text:p>#push</text:p>
          </draw:text-box>
        </draw:frame>
        <draw:frame draw:style-name="gr13" draw:text-style-name="P1" draw:layer="layout" svg:width="7.661cm" svg:height="0.962cm" svg:x="9.5cm" svg:y="0.42cm">
          <draw:text-box>
            <text:p>2 ➢ 2.3 ➢ 2.3.1</text:p>
          </draw:text-box>
        </draw:frame>
        <draw:frame draw:style-name="gr5" draw:text-style-name="P3" draw:layer="layout" svg:width="4.5cm" svg:height="0.962cm" svg:x="-7cm" svg:y="6.5cm">
          <draw:text-box>
            <text:p>#toc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2.3.1.1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ontent</text:p>
              </text:list-item>
            </text:list>
          </draw:text-box>
        </draw:frame>
        <draw:frame draw:style-name="gr13" draw:text-style-name="P1" draw:layer="layout" svg:width="7.661cm" svg:height="0.962cm" svg:x="9.5cm" svg:y="0.42cm">
          <draw:text-box>
            <text:p>2 ➢ 2.3 ➢ 2.3.1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3</text:p>
          </draw:text-box>
        </draw:frame>
        <draw:frame draw:style-name="gr6" draw:text-style-name="P1" draw:layer="layout" svg:width="25.199cm" svg:height="16.286cm" svg:x="1.4cm" svg:y="3.685cm">
          <draw:text-box>
            <text:list text:style-name="L1">
              <text:list-item>
                <text:p><text:span text:style-name="T2">1</text:span></text:p>
              </text:list-item>
              <text:list-item>
                <text:p><text:span text:style-name="T2">2</text:span></text:p>
              </text:list-item>
              <text:list-item>
                <text:p><text:span text:style-name="T1">3</text:span></text:p>
                <text:list>
                  <text:list-item>
                    <text:p><text:span text:style-name="T2">3.1</text:span></text:p>
                  </text:list-item>
                </text:list>
              </text:list-item>
              <text:list-item>
                <text:p><text:span text:style-name="T2">4</text:span></text:p>
              </text:list-item>
            </text:list>
          </draw:text-box>
        </draw:frame>
        <draw:frame draw:style-name="gr8" draw:text-style-name="P3" draw:layer="layout" svg:width="4cm" svg:height="1.673cm" svg:x="-4.5cm" svg:y="4.5cm">
          <draw:text-box>
            <text:p>#poptopush 0</text:p>
          </draw:text-box>
        </draw:frame>
        <draw:frame draw:style-name="gr5" draw:text-style-name="P3" draw:layer="layout" svg:width="4cm" svg:height="0.962cm" svg:x="-5cm" svg:y="7.327cm">
          <draw:text-box>
            <text:p>#toc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1">
        <office:forms form:automatic-focus="false" form:apply-design-mode="false"/>
        <draw:frame presentation:style-name="pr4" draw:text-style-name="P1" draw:layer="layout" svg:width="25.199cm" svg:height="11.819cm" svg:x="1.4cm" svg:y="1cm" presentation:class="outline" presentation:user-transformed="true">
          <draw:text-box>
            <text:list text:style-name="L2">
              <text:list-item>
                <text:p>Fullscreen Content</text:p>
              </text:list-item>
            </text:list>
          </draw:text-box>
        </draw:frame>
        <draw:frame draw:style-name="gr5" draw:text-style-name="P3" draw:layer="layout" svg:width="4cm" svg:height="0.962cm" svg:x="-4.5cm" svg:y="4.5cm">
          <draw:text-box>
            <text:p>#hidebc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3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tent</text:p>
              </text:list-item>
            </text:list>
          </draw:text-box>
        </draw:frame>
        <draw:frame draw:style-name="gr14" draw:text-style-name="P1" draw:layer="layout" svg:width="2.157cm" svg:height="0.962cm" svg:x="9.5cm" svg:y="0.42cm">
          <draw:text-box>
            <text:p>Three</text:p>
          </draw:text-box>
        </draw:frame>
        <draw:frame draw:style-name="gr5" draw:text-style-name="P3" draw:layer="layout" svg:width="5cm" svg:height="0.962cm" svg:x="-6.5cm" svg:y="7.5cm">
          <draw:text-box>
            <text:p>#bc Three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3.1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tent</text:p>
              </text:list-item>
            </text:list>
          </draw:text-box>
        </draw:frame>
        <draw:frame draw:style-name="gr15" draw:text-style-name="P3" draw:layer="layout" svg:width="3.5cm" svg:height="1.884cm" svg:x="-5cm" svg:y="4.5cm">
          <draw:text-box>
            <text:p>#push</text:p>
          </draw:text-box>
        </draw:frame>
        <draw:frame draw:style-name="gr7" draw:text-style-name="P1" draw:layer="layout" svg:width="2.805cm" svg:height="0.962cm" svg:x="9.5cm" svg:y="0.42cm">
          <draw:text-box>
            <text:p>3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4.1.1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tent</text:p>
              </text:list-item>
            </text:list>
          </draw:text-box>
        </draw:frame>
        <draw:frame draw:style-name="gr16" draw:text-style-name="P3" draw:layer="layout" svg:width="3.5cm" svg:height="2.384cm" svg:x="-5cm" svg:y="4.5cm">
          <draw:text-box>
            <text:p>#poptopush 0 4|4.1|4.1.1</text:p>
          </draw:text-box>
        </draw:frame>
        <draw:frame draw:style-name="gr11" draw:text-style-name="P1" draw:layer="layout" svg:width="4.862cm" svg:height="0.962cm" svg:x="9.5cm" svg:y="0.42cm">
          <draw:text-box>
            <text:p>4 ➢ 4.1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思源黑体" svg:font-family="思源黑体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" style:font-family-asian="思源黑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无填充且无边框的对象" style:family="graphic" style:parent-style-name="standard">
      <style:graphic-properties draw:stroke="none" draw:fill="none"/>
    </style:style>
    <style:style style:name="Breadcrumb_20__28_Auto-generated_29_" style:display-name="Breadcrumb (Auto-generated)" style:family="graphic" style:parent-style-name="standard">
      <style:graphic-properties draw:textarea-horizontal-align="left" draw:textarea-vertical-align="top"/>
      <style:text-properties fo:color="#00a933" loext:opacity="100%"/>
    </style:style>
    <style:style style:name="TOC_20__28_Auto-generated_29_" style:display-name="TOC (Auto-generated)" style:family="graphic" style:parent-style-name="standard">
      <style:paragraph-properties fo:margin-top="0.22cm" fo:margin-bottom="0cm"/>
      <style:text-properties fo:font-size="22pt" style:font-size-asian="2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false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2T13:45:53.740000000</meta:creation-date>
    <dc:date>2022-05-03T14:37:25.506000000</dc:date>
    <meta:editing-duration>PT2H19M28S</meta:editing-duration>
    <meta:editing-cycles>54</meta:editing-cycles>
    <meta:generator>LibreOffice/7.3.2.2$Windows_X86_64 LibreOffice_project/49f2b1bff42cfccbd8f788c8dc32c1c309559be0</meta:generator>
    <meta:document-statistic meta:object-count="133"/>
  </office:meta>
</office:document-meta>
</file>